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36e8"/>
    </style:style>
    <style:style style:name="P2" style:family="paragraph" style:parent-style-name="Table_20_Contents">
      <style:paragraph-properties fo:text-align="center" style:justify-single-word="false"/>
      <style:text-properties officeooo:rsid="001f36e8" officeooo:paragraph-rsid="001f36e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36e8" officeooo:paragraph-rsid="001f36e8" style:font-weight-asian="bold" style:font-weight-complex="bold"/>
    </style:style>
    <style:style style:name="P4" style:family="paragraph" style:parent-style-name="Standard">
      <style:text-properties officeooo:rsid="001f36e8" officeooo:paragraph-rsid="001f36e8"/>
    </style:style>
    <style:style style:name="P5" style:family="paragraph" style:parent-style-name="Standard">
      <style:paragraph-properties fo:text-align="center" style:justify-single-word="false"/>
      <style:text-properties officeooo:rsid="001f36e8" officeooo:paragraph-rsid="001f36e8"/>
    </style:style>
    <style:style style:name="P6" style:family="paragraph" style:parent-style-name="Standard">
      <style:text-properties officeooo:rsid="001f36e8" officeooo:paragraph-rsid="00206ea9"/>
    </style:style>
    <style:style style:name="P7" style:family="paragraph" style:parent-style-name="Standard" style:list-style-name="L1">
      <style:text-properties officeooo:paragraph-rsid="001f36e8"/>
    </style:style>
    <style:style style:name="P8" style:family="paragraph" style:parent-style-name="Standard" style:list-style-name="L1">
      <style:text-properties officeooo:paragraph-rsid="00206ea9"/>
    </style:style>
    <style:style style:name="P9" style:family="paragraph" style:parent-style-name="Standard" style:list-style-name="L1">
      <style:text-properties officeooo:rsid="00206ea9" officeooo:paragraph-rsid="00206ea9"/>
    </style:style>
    <style:style style:name="P10" style:family="paragraph" style:parent-style-name="Standard">
      <style:text-properties fo:font-style="normal" style:text-underline-style="none" fo:font-weight="bold" officeooo:rsid="00206ea9" officeooo:paragraph-rsid="00206ea9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tyle="normal" style:text-underline-style="none" fo:font-weight="normal" officeooo:rsid="00206ea9" officeooo:paragraph-rsid="00206ea9" style:font-style-asian="normal" style:font-weight-asian="normal" style:font-style-complex="normal" style:font-weight-complex="normal"/>
    </style:style>
    <style:style style:name="T1" style:family="text">
      <style:text-properties officeooo:rsid="001f36e8"/>
    </style:style>
    <style:style style:name="T2" style:family="text">
      <style:text-properties fo:font-style="italic" fo:font-weight="bold" officeooo:rsid="001f36e8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06ea9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officeooo:rsid="001f36e8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officeooo:rsid="001f36e8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06ea9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206ea9" style:font-style-asian="normal" style:font-weight-asian="normal" style:font-style-complex="normal" style:font-weight-complex="normal"/>
    </style:style>
    <style:style style:name="T8" style:family="text">
      <style:text-properties officeooo:rsid="00206e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 de Teste com JUNIT</text:p>
      <text:p text:style-name="P4"/>
      <text:p text:style-name="P4">Executar testes de unidade em um método de cálculo de imposto de renda de uma classe Pessoa.</text:p>
      <text:p text:style-name="P4"/>
      <text:p text:style-name="P4">Para esse contexto, uma Pessoa tem como características: seu nome, salário, idade e número de dependentes.</text:p>
      <text:p text:style-name="P4"/>
      <text:p text:style-name="P4">As regras para o cálculo do imposto de renda são:</text:p>
      <text:p text:style-name="P4"/>
      <text:p text:style-name="P4">- Uma pessoa com idade maior ou igual a 65 anos não paga imposto.</text:p>
      <text:p text:style-name="P4">- Para pessoas com menos de 65 anos o imposto é calculado de acordo com a seguinte tabela:</text:p>
      <text:p text:style-name="P4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Salário</text:p>
          </table:table-cell>
          <table:table-cell table:style-name="Tabela1.A1" office:value-type="string">
            <text:p text:style-name="P2">Percentual</text:p>
          </table:table-cell>
          <table:table-cell table:style-name="Tabela1.C1" office:value-type="string">
            <text:p text:style-name="P2">Dedução</text:p>
          </table:table-cell>
        </table:table-row>
        <table:table-row>
          <table:table-cell table:style-name="Tabela1.A2" office:value-type="string">
            <text:p text:style-name="P5">Até 1.787,77 <text:tab/></text:p>
          </table:table-cell>
          <table:table-cell table:style-name="Tabela1.A2" office:value-type="string">
            <text:p text:style-name="P2">-</text:p>
          </table:table-cell>
          <table:table-cell table:style-name="Tabela1.C2" office:value-type="string">
            <text:p text:style-name="P2">-</text:p>
          </table:table-cell>
        </table:table-row>
        <table:table-row>
          <table:table-cell table:style-name="Tabela1.A2" office:value-type="string">
            <text:p text:style-name="P5">De 1.787,78 até 2.679,29 </text:p>
          </table:table-cell>
          <table:table-cell table:style-name="Tabela1.A2" office:value-type="string">
            <text:p text:style-name="P2">7,5%</text:p>
          </table:table-cell>
          <table:table-cell table:style-name="Tabela1.C2" office:value-type="string">
            <text:p text:style-name="P5">134,08</text:p>
          </table:table-cell>
        </table:table-row>
        <table:table-row>
          <table:table-cell table:style-name="Tabela1.A2" office:value-type="string">
            <text:p text:style-name="P5">De 2.679,30 até 3.572,43</text:p>
          </table:table-cell>
          <table:table-cell table:style-name="Tabela1.A2" office:value-type="string">
            <text:p text:style-name="P2">15%</text:p>
          </table:table-cell>
          <table:table-cell table:style-name="Tabela1.C2" office:value-type="string">
            <text:p text:style-name="P5">335,03</text:p>
          </table:table-cell>
        </table:table-row>
        <table:table-row>
          <table:table-cell table:style-name="Tabela1.A2" office:value-type="string">
            <text:p text:style-name="P5">De 3.572,44 até 4.463,81</text:p>
          </table:table-cell>
          <table:table-cell table:style-name="Tabela1.A2" office:value-type="string">
            <text:p text:style-name="P2">22,5%</text:p>
          </table:table-cell>
          <table:table-cell table:style-name="Tabela1.C2" office:value-type="string">
            <text:p text:style-name="P5">602,96</text:p>
          </table:table-cell>
        </table:table-row>
        <table:table-row>
          <table:table-cell table:style-name="Tabela1.A2" office:value-type="string">
            <text:p text:style-name="P5">Acima de 4.463,81 </text:p>
          </table:table-cell>
          <table:table-cell table:style-name="Tabela1.A2" office:value-type="string">
            <text:p text:style-name="P2">27,5%</text:p>
          </table:table-cell>
          <table:table-cell table:style-name="Tabela1.C2" office:value-type="string">
            <text:p text:style-name="P5">826,15</text:p>
          </table:table-cell>
        </table:table-row>
      </table:table>
      <text:p text:style-name="P4"><text:s/></text:p>
      <text:p text:style-name="P4">Do total de imposto calculado, é deduzido R$ 179,71 por dependente.</text:p>
      <text:p text:style-name="P4"/>
      <text:p text:style-name="P4">Ou seja, se o imposto calculado foi 300,00 e a pessoa tem 1 dependente, o imposto passa a ser 300,00 – 179,71.</text:p>
      <text:p text:style-name="P4"/>
      <text:p text:style-name="P4">De acordo com esse contexto faça:</text:p>
      <text:p text:style-name="P4"/>
      <text:list xml:id="list511216225246474145" text:style-name="L1">
        <text:list-item>
          <text:p text:style-name="P7"><text:span text:style-name="T1">uma classe </text:span><text:span text:style-name="T2">Pessoa</text:span><text:span text:style-name="T1"> com seus atributos e um método </text:span><text:span text:style-name="T2">calculaImposto</text:span><text:span text:style-name="T1"> que retorna o valor do imposto (</text:span><text:span text:style-name="T4">double), </text:span><text:span text:style-name="T5">para passar na série de teste </text:span><text:span text:style-name="T6">da classe </text:span><text:span text:style-name="T3">TestePessoa</text:span><text:span text:style-name="T5">;</text:span></text:p>
        </text:list-item>
      </text:list>
      <text:p text:style-name="P4"/>
      <text:list xml:id="list191350984162304" text:continue-numbering="true" text:style-name="L1">
        <text:list-item>
          <text:p text:style-name="P8"><text:span text:style-name="T8">o código a seguir apresenta uma classe de teste (Junit) - </text:span><text:span text:style-name="T3">TestePessoa</text:span><text:span text:style-name="T8"> - com um método de teste para cada situação das regras apresentadas para o problema. Copie o código, crie um novo método para a regra de pessoas maiores de 65 anos com salários em todas as faixas.</text:span></text:p>
          <text:p text:style-name="P9"/>
        </text:list-item>
        <text:list-item>
          <text:p text:style-name="P8"><text:span text:style-name="T8">Implemente o método <text:s/></text:span><text:span text:style-name="T2">calculaImposto </text:span><text:span text:style-name="T6">da classe </text:span><text:span text:style-name="T3">Pessoa </text:span><text:span text:style-name="T7">com as regras necessárias para passar na série de teste.</text:span></text:p>
        </text:list-item>
      </text:list>
      <text:p text:style-name="P11"/>
      <text:p text:style-name="P10"/>
      <text:p text:style-name="P10">TestePessoa.java</text:p>
      <text:p text:style-name="P4"/>
      <text:p text:style-name="P4">import static org.junit.Assert.*;</text:p>
      <text:p text:style-name="P4"/>
      <text:p text:style-name="P4">import org.junit.After;</text:p>
      <text:p text:style-name="P4">import org.junit.AfterClass;</text:p>
      <text:p text:style-name="P4">import org.junit.Before;</text:p>
      <text:p text:style-name="P4">import org.junit.BeforeClass;</text:p>
      <text:p text:style-name="P4">import org.junit.Test;</text:p>
      <text:p text:style-name="P4"/>
      <text:p text:style-name="P4">public class TestePessoa {</text:p>
      <text:p text:style-name="P4"/>
      <text:p text:style-name="P4"><text:tab/>@Test</text:p>
      <text:p text:style-name="P4"><text:soft-page-break/><text:tab/>public void test1() {</text:p>
      <text:p text:style-name="P4"><text:tab/><text:tab/>Pessoa p = new Pessoa("joão",1500.00,0,20);</text:p>
      <text:p text:style-name="P4"><text:tab/><text:tab/>assertEquals(0,p.calculaImposto(),0);</text:p>
      <text:p text:style-name="P4"><text:tab/><text:tab/></text:p>
      <text:p text:style-name="P1"><text:span text:style-name="T1"><text:tab/><text:tab/>p = new Pessoa("maria",1500.00,1,50);</text:span></text:p>
      <text:p text:style-name="P6"><text:tab/><text:tab/>assertEquals(0,p.calculaImposto(),0);</text:p>
      <text:p text:style-name="P6"><text:tab/></text:p>
      <text:p text:style-name="P6"><text:tab/><text:tab/>System.out.println("Passou Teste 1 - <text:s/>primeira faixa");</text:p>
      <text:p text:style-name="P6"><text:tab/>}</text:p>
      <text:p text:style-name="P4"><text:tab/></text:p>
      <text:p text:style-name="P4"><text:tab/>@Test</text:p>
      <text:p text:style-name="P4"><text:tab/>public void test2() {</text:p>
      <text:p text:style-name="P4"><text:tab/><text:tab/></text:p>
      <text:p text:style-name="P4"><text:tab/><text:tab/>Pessoa p = new Pessoa("joão",2000.00,0,60);</text:p>
      <text:p text:style-name="P4"><text:tab/><text:tab/>assertEquals(15.91,p.calculaImposto(),0.1);</text:p>
      <text:p text:style-name="P4"><text:tab/><text:tab/></text:p>
      <text:p text:style-name="P4"><text:tab/><text:tab/>p = new Pessoa("joão",2000.00,2,50);</text:p>
      <text:p text:style-name="P4"><text:tab/><text:tab/>assertEquals(0,p.calculaImposto(),0);</text:p>
      <text:p text:style-name="P4"/>
      <text:p text:style-name="P4"><text:tab/><text:tab/>System.out.println("Passou Teste 2 - segunda faixa");</text:p>
      <text:p text:style-name="P4"><text:tab/>}</text:p>
      <text:p text:style-name="P4"/>
      <text:p text:style-name="P4"><text:tab/>@Test</text:p>
      <text:p text:style-name="P4"><text:tab/>public void test3() {</text:p>
      <text:p text:style-name="P4"><text:tab/><text:tab/>Pessoa p = new Pessoa("paulo",3500.00,0,20);</text:p>
      <text:p text:style-name="P4"><text:tab/><text:tab/>assertEquals(189.97,p.calculaImposto(),0.1);</text:p>
      <text:p text:style-name="P4"><text:tab/><text:tab/></text:p>
      <text:p text:style-name="P4"><text:tab/><text:tab/>p = new Pessoa("paulo",3500.00,1,20);</text:p>
      <text:p text:style-name="P4"><text:tab/><text:tab/>assertEquals(10.26,p.calculaImposto(),0.1);</text:p>
      <text:p text:style-name="P4"/>
      <text:p text:style-name="P4"><text:tab/><text:tab/>p = new Pessoa("paulo",3500.00,2,40);</text:p>
      <text:p text:style-name="P4"><text:tab/><text:tab/>assertEquals(0,p.calculaImposto(),0);</text:p>
      <text:p text:style-name="P4"/>
      <text:p text:style-name="P4"><text:tab/><text:tab/>System.out.println("Passou Teste 3 - terceira faixa");</text:p>
      <text:p text:style-name="P4"><text:tab/>}</text:p>
      <text:p text:style-name="P4"/>
      <text:p text:style-name="P4"><text:tab/>@Test</text:p>
      <text:p text:style-name="P4"><text:tab/>public void test4() {</text:p>
      <text:p text:style-name="P4"><text:tab/><text:tab/>Pessoa p = new Pessoa("paulo",4400.00,0,40);</text:p>
      <text:p text:style-name="P4"><text:tab/><text:tab/>assertEquals(387.04,p.calculaImposto(),0.1);</text:p>
      <text:p text:style-name="P4"><text:tab/><text:tab/></text:p>
      <text:p text:style-name="P4"><text:tab/><text:tab/>p = new Pessoa("paulo",4400.00,1,30);</text:p>
      <text:p text:style-name="P4"><text:tab/><text:tab/>assertEquals(207.33,p.calculaImposto(),0.1);</text:p>
      <text:p text:style-name="P4"/>
      <text:p text:style-name="P4"><text:tab/><text:tab/>p = new Pessoa("paulo",4400.00,2,40);</text:p>
      <text:p text:style-name="P4"><text:tab/><text:tab/>assertEquals(27.62,p.calculaImposto(),0.1);</text:p>
      <text:p text:style-name="P4"/>
      <text:p text:style-name="P4"><text:tab/><text:tab/>p = new Pessoa("paulo",4400.00,3,20);</text:p>
      <text:p text:style-name="P4"><text:tab/><text:tab/>assertEquals(0,p.calculaImposto(),0);</text:p>
      <text:p text:style-name="P4"/>
      <text:p text:style-name="P4"><text:tab/><text:tab/>System.out.println("Passou Teste 4 - quarta faixa");</text:p>
      <text:p text:style-name="P4"><text:tab/>}</text:p>
      <text:p text:style-name="P4"><text:soft-page-break/></text:p>
      <text:p text:style-name="P4"><text:tab/>@Test</text:p>
      <text:p text:style-name="P4"><text:tab/>public void test5() {</text:p>
      <text:p text:style-name="P4"><text:tab/><text:tab/>Pessoa p = new Pessoa("jose",7000.00,0,50);</text:p>
      <text:p text:style-name="P4"><text:tab/><text:tab/>assertEquals(1098.85,p.calculaImposto(),0.1);</text:p>
      <text:p text:style-name="P4"><text:tab/><text:tab/></text:p>
      <text:p text:style-name="P4"><text:tab/><text:tab/>p = new Pessoa("jose",7000.00,2,30);</text:p>
      <text:p text:style-name="P4"><text:tab/><text:tab/>assertEquals(739.43,p.calculaImposto(),0.1);</text:p>
      <text:p text:style-name="P4"/>
      <text:p text:style-name="P4"><text:tab/><text:tab/>p = new Pessoa("paulo",7000.00,6,40);</text:p>
      <text:p text:style-name="P4"><text:tab/><text:tab/>assertEquals(20.59,p.calculaImposto(),0.1);</text:p>
      <text:p text:style-name="P4"/>
      <text:p text:style-name="P4"><text:tab/><text:tab/>p = new Pessoa("paulo",7000.00,7,20);</text:p>
      <text:p text:style-name="P4"><text:tab/><text:tab/>assertEquals(0,p.calculaImposto(),0);</text:p>
      <text:p text:style-name="P4"/>
      <text:p text:style-name="P4"><text:tab/><text:tab/>System.out.println("Passou Teste 5 - quinta faixa");</text:p>
      <text:p text:style-name="P4"><text:tab/>}</text:p>
      <text:p text:style-name="P4"/>
      <text:p text:style-name="P4"><text:tab/></text:p>
      <text:p text:style-name="P4"><text:tab/>@BeforeClass</text:p>
      <text:p text:style-name="P4"><text:tab/>public static void inicializaClass() {</text:p>
      <text:p text:style-name="P4"><text:tab/><text:tab/>System.out.println("iniciou série de teste");</text:p>
      <text:p text:style-name="P4"><text:tab/>}</text:p>
      <text:p text:style-name="P4"><text:tab/></text:p>
      <text:p text:style-name="P4"><text:tab/>@AfterClass</text:p>
      <text:p text:style-name="P4"><text:tab/>public static void finalizaClass() {</text:p>
      <text:p text:style-name="P4"><text:tab/><text:tab/>System.out.println("Finalizou série de teste");</text:p>
      <text:p text:style-name="P4"><text:tab/>}</text:p>
      <text:p text:style-name="P4"/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1:19:04.37</meta:creation-date>
    <dc:date>2014-06-17T21:44:22.97</dc:date>
    <meta:editing-duration>PT16M29S</meta:editing-duration>
    <meta:editing-cycles>2</meta:editing-cycles>
    <meta:generator>LibreOffice/4.2.5.2$Windows_x86 LibreOffice_project/61cb170a04bb1f12e77c884eab9192be736ec5f5</meta:generator>
    <meta:document-statistic meta:table-count="1" meta:image-count="0" meta:object-count="0" meta:page-count="3" meta:paragraph-count="109" meta:word-count="425" meta:character-count="3454" meta:non-whitespace-character-count="3011"/>
  </office:meta>
</office:document-meta>
</file>